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373F2F666451B4A0.png" manifest:media-type="image/png"/>
  <manifest:file-entry manifest:full-path="Pictures/10000201000001DB000001393C4D1788FB701A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1" svg:font-family="'Liberation Serif'"/>
    <style:font-face style:name="monospace" svg:font-family="monospace"/>
    <style:font-face style:name="FreeSans2" svg:font-family="FreeSans" style:font-family-generic="swiss"/>
    <style:font-face style:name="Source Code Pro" svg:font-family="'Source Code Pro'" style:font-adornments="Bold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Light" svg:font-family="'Source Sans Pro Light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paragraph-rsid="001c4e0f"/>
    </style:style>
    <style:style style:name="P2" style:family="paragraph" style:parent-style-name="Standard">
      <style:text-properties officeooo:rsid="001c4e0f" officeooo:paragraph-rsid="001c4e0f"/>
    </style:style>
    <style:style style:name="P3" style:family="paragraph" style:parent-style-name="Standard">
      <style:text-properties officeooo:rsid="001c4e0f" officeooo:paragraph-rsid="0022bc41"/>
    </style:style>
    <style:style style:name="P4" style:family="paragraph" style:parent-style-name="Standard">
      <style:text-properties officeooo:rsid="0022bc41" officeooo:paragraph-rsid="0022bc41"/>
    </style:style>
    <style:style style:name="P5" style:family="paragraph" style:parent-style-name="Standard">
      <style:text-properties officeooo:paragraph-rsid="0022bc41"/>
    </style:style>
    <style:style style:name="P6" style:family="paragraph" style:parent-style-name="Standard">
      <style:text-properties officeooo:paragraph-rsid="00239464"/>
    </style:style>
    <style:style style:name="P7" style:family="paragraph" style:parent-style-name="Text_20_body">
      <style:text-properties officeooo:rsid="00201ef8" officeooo:paragraph-rsid="00201ef8"/>
    </style:style>
    <style:style style:name="P8" style:family="paragraph" style:parent-style-name="Text_20_body">
      <style:text-properties officeooo:paragraph-rsid="00214b30"/>
    </style:style>
    <style:style style:name="P9" style:family="paragraph" style:parent-style-name="Text_20_body">
      <style:text-properties style:font-name="Source Sans Pro Light" officeooo:rsid="0025104e" officeooo:paragraph-rsid="0025104e"/>
    </style:style>
    <style:style style:name="P10" style:family="paragraph" style:parent-style-name="Heading_20_2">
      <style:text-properties officeooo:rsid="001a55d4" officeooo:paragraph-rsid="001a55d4"/>
    </style:style>
    <style:style style:name="P11" style:family="paragraph" style:parent-style-name="Heading_20_2">
      <style:text-properties officeooo:rsid="001eba18" officeooo:paragraph-rsid="001eba18"/>
    </style:style>
    <style:style style:name="P12" style:family="paragraph" style:parent-style-name="Heading_20_2">
      <style:text-properties officeooo:paragraph-rsid="00201ef8"/>
    </style:style>
    <style:style style:name="P13" style:family="paragraph" style:parent-style-name="Heading_20_2">
      <style:text-properties officeooo:paragraph-rsid="00239464"/>
    </style:style>
    <style:style style:name="P14" style:family="paragraph" style:parent-style-name="code">
      <style:text-properties officeooo:paragraph-rsid="001a55d4"/>
    </style:style>
    <style:style style:name="P15" style:family="paragraph" style:parent-style-name="code">
      <style:text-properties officeooo:paragraph-rsid="0022bc41"/>
    </style:style>
    <style:style style:name="P16" style:family="paragraph" style:parent-style-name="Header">
      <style:text-properties officeooo:rsid="00201ef8" officeooo:paragraph-rsid="00201ef8"/>
    </style:style>
    <style:style style:name="P17" style:family="paragraph" style:parent-style-name="Header">
      <style:text-properties style:font-name="Source Sans Pro Light" officeooo:rsid="00201ef8" officeooo:paragraph-rsid="00214b30"/>
    </style:style>
    <style:style style:name="T1" style:family="text">
      <style:text-properties officeooo:rsid="001a55d4"/>
    </style:style>
    <style:style style:name="T2" style:family="text">
      <style:text-properties officeooo:rsid="001c4e0f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officeooo:rsid="001c4e0f" fo:background-color="#ffffff" loext:char-shading-value="0"/>
    </style:style>
    <style:style style:name="T5" style:family="text">
      <style:text-properties fo:color="#000000" style:font-name="monospace" officeooo:rsid="001cccc7" fo:background-color="#ffffff" loext:char-shading-value="0"/>
    </style:style>
    <style:style style:name="T6" style:family="text">
      <style:text-properties officeooo:rsid="001cccc7"/>
    </style:style>
    <style:style style:name="T7" style:family="text">
      <style:text-properties officeooo:rsid="001eba1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14b30"/>
    </style:style>
    <style:style style:name="T10" style:family="text">
      <style:text-properties officeooo:rsid="0022bc41"/>
    </style:style>
    <style:style style:name="T11" style:family="text">
      <style:text-properties style:font-name="Source Sans Pro Ligh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CheatSheet Python y Pandas</text:p>
      <text:p text:style-name="P7">Usamos import pandas as pd ; df como un dataframe de ejemplo y s como series y np como numpy, etc.</text:p>
      <text:p text:style-name="P12">Cargar Datos</text:p>
      <text:p text:style-name="Standard"><text:span text:style-name="code">pd.read_csv(ruta_archivo) </text:span>– <text:span text:style-name="T1">DataFrame de un CSV</text:span></text:p>
      <text:p text:style-name="Standard"><text:span text:style-name="code">pd.read_excel(ruta_archivo) </text:span>– <text:span text:style-name="T1">De un Excel</text:span></text:p>
      <text:p text:style-name="Standard"><text:span text:style-name="code">pd.read_sql(query, obj_conexion) </text:span>– <text:span text:style-name="T1">Desde una tabla o query SQL</text:span></text:p>
      <text:p text:style-name="Standard"><text:span text:style-name="code">pd.read_json(string_json)</text:span></text:p>
      <text:p text:style-name="Standard"><text:span text:style-name="code">pd.read_html(ruta_archivo)</text:span> - <text:span text:style-name="T2">o mejor usa la libreria rows</text:span></text:p>
      <text:p text:style-name="Standard"><text:span text:style-name="code">pd.read_clipboard() </text:span></text:p>
      <text:p text:style-name="Standard"><text:span text:style-name="code">pd.DataFrame(obj) </text:span>– <text:span text:style-name="T2">De un dict de Python</text:span></text:p>
      <text:p text:style-name="P10">Exportar Datos</text:p>
      <text:p text:style-name="Standard"><text:span text:style-name="code">df.to_csv(ruta_archivo)<text:line-break/>df.to_excel(ruta_archivo)<text:line-break/></text:span><text:span text:style-name="code"><text:span text:style-name="T1">df.to_sql(tabla, obj_conexion)</text:span></text:span></text:p>
      <text:p text:style-name="Standard"><text:span text:style-name="code"><text:span text:style-name="T3">pd.date_range('1900/1/30', periods=12*44, freq='M')</text:span></text:span></text:p>
      <text:p text:style-name="Heading_20_2">Revisar</text:p>
      <text:p text:style-name="P1"><text:span text:style-name="code">df.head(n) </text:span><text:span text:style-name="T4">– </text:span><text:span text:style-name="T5">top n filas</text:span></text:p>
      <text:p text:style-name="P1"><text:span text:style-name="code"><text:span text:style-name="T4">df.tail(n)</text:span></text:span></text:p>
      <text:p text:style-name="P1"><text:span text:style-name="code">df.describe() </text:span><text:span text:style-name="T4">- </text:span><text:span text:style-name="T5">forma y tipos de columnas</text:span></text:p>
      <text:p text:style-name="P1"><text:span text:style-name="code"><text:span text:style-name="T4">df.info()</text:span></text:span></text:p>
      <text:p text:style-name="P6"><text:span text:style-name="code">s.value_counts(dropna=False)</text:span></text:p>
      <text:p text:style-name="P13"><text:line-break/>Selección y Filtrado</text:p>
      <text:p text:style-name="P2"><text:span text:style-name="code">df[col] </text:span>– <text:span text:style-name="T6">serie de la columna</text:span></text:p>
      <text:p text:style-name="P2"><text:span text:style-name="code">df[[col1, col2]] </text:span>– <text:span text:style-name="T6">dataframe columnas</text:span></text:p>
      <text:p text:style-name="P2"><text:span text:style-name="code">s.iloc[0] </text:span>– <text:span text:style-name="T6">selección por posición</text:span></text:p>
      <text:p text:style-name="P2"><text:span text:style-name="code">s.loc[0] </text:span>– <text:span text:style-name="T6">selección por valor de índice</text:span></text:p>
      <text:p text:style-name="P2"><text:span text:style-name="code">df.iloc[0,:] </text:span>- <text:span text:style-name="T6">primera fila, todas columnas</text:span></text:p>
      <text:p text:style-name="P2"><text:span text:style-name="code">df.iloc[0,0]</text:span> – <text:span text:style-name="T6">primera fila, primer valor</text:span></text:p>
      <text:p text:style-name="P1"><text:span text:style-name="code"><text:span text:style-name="T2">df.iloc(:,[1,2,3]] </text:span></text:span><text:span text:style-name="T2">– todas las filas, primeras tres columnas</text:span></text:p>
      <text:p text:style-name="P1"><text:span text:style-name="code"><text:span text:style-name="T2">df[df['Col']&gt;1234]</text:span></text:span> – <text:span text:style-name="T7">todas donde el valor de Col sea mayor a 1234</text:span></text:p>
      <text:p text:style-name="P11">Limpieza y manipulación</text:p>
      <text:p text:style-name="P2"><text:span text:style-name="code">df.columns = ['a','b','c']</text:span></text:p>
      <text:p text:style-name="P2"><text:span text:style-name="code">df.dropna()</text:span></text:p>
      <text:p text:style-name="P2"><text:span text:style-name="code">df.fillna(x)</text:span></text:p>
      <text:p text:style-name="P2"><text:span text:style-name="code">s.astype(float)</text:span></text:p>
      <text:p text:style-name="P2"><text:span text:style-name="code">s.replace([1,3],<text:tab/>['</text:span><text:span text:style-name="code"><text:span text:style-name="T9">primera</text:span></text:span><text:span text:style-name="code">','</text:span><text:span text:style-name="code"><text:span text:style-name="T9">tercera</text:span></text:span><text:span text:style-name="code">'])</text:span></text:p>
      <text:p text:style-name="P2"><text:span text:style-name="code">df.set_index('</text:span><text:span text:style-name="code"><text:span text:style-name="T9">id_col</text:span></text:span><text:span text:style-name="code">')</text:span></text:p>
      <text:p text:style-name="P5"><text:span text:style-name="code"><text:span text:style-name="T2">pd.melt(df) </text:span></text:span><text:span text:style-name="T2">– de fila a columna</text:span></text:p>
      <text:p text:style-name="P14"><text:span text:style-name="code"><text:span text:style-name="T10">pd</text:span></text:span><text:span text:style-name="code">.pivot_table(df, values='D', index=['A', 'B'], <text:s text:c="17"/>columns=['C'], aggfunc=np.sum)</text:span> - </text:p>
      <text:p text:style-name="P15"><text:span text:style-name="T10">pivota sobre la tabla df, con los valores D agrupados en suma</text:span></text:p>
      <text:p text:style-name="P3"><text:span text:style-name="code"><text:span text:style-name="T10">df.groupby(by=’col’).agg(sum)</text:span></text:span></text:p>
      <text:p text:style-name="P3"><text:span text:style-name="code"><text:span text:style-name="T10">df.groupby(level=’ind’).agg(avg)</text:span></text:span></text:p>
      <text:p text:style-name="P3"><text:span text:style-name="code"><text:span text:style-name="T10">df.groupby(by=[‘col1’,’col2’]).agg(sum)</text:span></text:span></text:p>
      <text:p text:style-name="P2"><text:span text:style-name="code"/></text:p>
      <text:p text:style-name="P4">© Copyright 2017, Sebastian Oliva, <text:s/>Escuela de Datos</text:p>
      <text:p text:style-name="P4"><draw:frame draw:style-name="fr2" draw:name="Image2" text:anchor-type="paragraph" svg:x="2.4in" svg:y="0.2555in" svg:width="0.9165in" svg:height="0.3228in" draw:z-index="1"><draw:image xlink:href="Pictures/10000201000000580000001F373F2F666451B4A0.png" xlink:type="simple" xlink:show="embed" xlink:actuate="onLoad"/></draw:frame>Algunos Derechos Reservados, Licenciado bajo la licencia CC-BY Guatemal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1" svg:font-family="'Liberation Serif'"/>
    <style:font-face style:name="monospace" svg:font-family="monospace"/>
    <style:font-face style:name="FreeSans2" svg:font-family="FreeSans" style:font-family-generic="swiss"/>
    <style:font-face style:name="Source Code Pro" svg:font-family="'Source Code Pro'" style:font-adornments="Bold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Light" svg:font-family="'Source Sans Pro Light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Source Sans Pro" fo:font-family="'Source Sans Pro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Roboto" style:font-family-asian="Roboto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page">
        <style:tab-stops/>
      </style:paragraph-properties>
      <style:text-properties style:text-underline-style="solid" style:text-underline-width="auto" style:text-underline-color="font-color"/>
    </style:style>
    <style:style style:name="code" style:family="paragraph" style:parent-style-name="Standard">
      <style:paragraph-properties style:writing-mode="page"/>
      <style:text-properties style:font-name="Source Sans Pro" fo:font-family="'Source Sans Pro'" style:font-style-name="Regular" style:font-family-generic="swiss" style:font-pitch="variable" officeooo:rsid="001a55d4" style:font-size-asian="10.5pt"/>
    </style:style>
    <style:style style:name="Heading_20_3" style:display-name="Heading 3" style:family="paragraph" style:parent-style-name="Heading" style:class="text"/>
    <style:style style:name="Untitled1" style:family="paragraph" style:parent-style-name="Standard">
      <style:paragraph-properties fo:text-align="end" style:justify-single-word="false" style:writing-mode="page"/>
      <style:text-properties style:font-size-asian="10.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code" style:family="text">
      <style:text-properties style:font-name="Source Code Pro" fo:font-family="'Source Code Pro'" style:font-style-name="Bold" style:font-pitch="fixed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25in" table:align="margins" style:writing-mode="page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5.05in" style:rel-column-width="7272*"/>
    </style:style>
    <style:style style:name="Table1.1" style:family="table-row">
      <style:table-row-properties style:min-row-height="1.1271in"/>
    </style:style>
    <style:style style:name="MP1" style:family="paragraph" style:parent-style-name="Header">
      <style:text-properties style:font-name="Source Sans Pro Light" officeooo:rsid="00201ef8" officeooo:paragraph-rsid="00214b30"/>
    </style:style>
    <style:style style:name="MP2" style:family="paragraph" style:parent-style-name="Text_20_body">
      <style:text-properties officeooo:paragraph-rsid="00214b30"/>
    </style:style>
    <style:style style:name="MP3" style:family="paragraph" style:parent-style-name="Text_20_body">
      <style:text-properties style:font-name="Source Sans Pro Light" officeooo:rsid="0025104e" officeooo:paragraph-rsid="0025104e"/>
    </style:style>
    <style:style style:name="MP4" style:family="paragraph" style:parent-style-name="Header">
      <style:text-properties officeooo:rsid="00201ef8" officeooo:paragraph-rsid="00201ef8"/>
    </style:style>
    <style:style style:name="MT1" style:family="text">
      <style:text-properties style:font-name="Source Sans Pro Light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78in" fo:margin-bottom="0.791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6283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office:value-type="string">
              <text:p text:style-name="Table_20_Contents"><draw:frame draw:style-name="Mfr1" draw:name="Image1" text:anchor-type="as-char" svg:width="1.5598in" svg:height="1.028in" draw:z-index="0"><draw:image xlink:href="Pictures/10000201000001DB000001393C4D1788FB701AFB.png" xlink:type="simple" xlink:show="embed" xlink:actuate="onLoad"/></draw:frame></text:p>
            </table:table-cell>
            <table:table-cell office:value-type="string">
              <text:p text:style-name="MP1">Taller de análisis de datos usando Python</text:p>
              <text:p text:style-name="MP2"><text:span text:style-name="Strong_20_Emphasis"><text:span text:style-name="MT1">Kevin Martinez-Folgar, MD. <text:s/></text:span></text:span><text:a xlink:type="simple" xlink:href="mailto:kmartinezfolgar@gmail.com" office:target-frame-name="_blank" xlink:show="new" text:style-name="Internet_20_link" text:visited-style-name="Visited_20_Internet_20_Link"><text:span text:style-name="MT1">kmartinezfolgar@gmail.com</text:span></text:a><text:span text:style-name="MT1"><text:line-break/></text:span><text:span text:style-name="Strong_20_Emphasis"><text:span text:style-name="MT1">Sebastian Oliva </text:span></text:span><text:a xlink:type="simple" xlink:href="mailto:datos@sebastianoliva.com" text:style-name="Internet_20_link" text:visited-style-name="Visited_20_Internet_20_Link"><text:span text:style-name="MT1">datos@sebastianoliva.com</text:span></text:a></text:p>
              <text:p text:style-name="MP3"><text:span text:style-name="MT2">2017-11-07</text:span> </text:p>
            </table:table-cell>
          </table:table-row>
        </table:table>
        <text:p text:style-name="MP4"/>
        <text:p text:style-name="MP4"/>
        <text:p text:style-name="MP4"/>
      </style:header>
    </style:master-page>
    <style:master-page style:name="Untitl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3:15:14.806852984</meta:creation-date>
    <dc:date>2017-11-07T14:17:40.356199970</dc:date>
    <meta:editing-duration>PT20M10S</meta:editing-duration>
    <meta:editing-cycles>6</meta:editing-cycles>
    <meta:generator>LibreOffice/5.4.0.3$Linux_X86_64 LibreOffice_project/40m0$Build-3</meta:generator>
    <meta:document-statistic meta:table-count="1" meta:image-count="2" meta:object-count="0" meta:page-count="1" meta:paragraph-count="47" meta:word-count="206" meta:character-count="1772" meta:non-whitespace-character-count="1576"/>
  </office:meta>
</office:document-meta>
</file>